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1000003767D6CAC0D369F865E.png" manifest:media-type="image/png"/>
  <manifest:file-entry manifest:full-path="Pictures/100000000000046900000440B1186D4F7EEB0CA5.png" manifest:media-type="image/png"/>
  <manifest:file-entry manifest:full-path="Pictures/10000000000003A9000002E675DC1E725E9D2324.png" manifest:media-type="image/png"/>
  <manifest:file-entry manifest:full-path="Pictures/100000000000047300000441E4E252026D0A0578.png" manifest:media-type="image/png"/>
  <manifest:file-entry manifest:full-path="Pictures/10000000000003DE00000357399C6E4840987E24.png" manifest:media-type="image/png"/>
  <manifest:file-entry manifest:full-path="Pictures/1000000000000275000001DCF9206FC4372EC135.png" manifest:media-type="image/png"/>
  <manifest:file-entry manifest:full-path="Pictures/1000000000000278000001D95B14522F4B0F5530.png" manifest:media-type="image/png"/>
  <manifest:file-entry manifest:full-path="Pictures/1000000000000275000001DB73FE949FC45C8283.png" manifest:media-type="image/png"/>
  <manifest:file-entry manifest:full-path="Pictures/1000000000000274000001DB7D9BB9BF8AD0B9B6.png" manifest:media-type="image/png"/>
  <manifest:file-entry manifest:full-path="Pictures/1000000000000271000001D3437E6D022F8AE369.png" manifest:media-type="image/png"/>
  <manifest:file-entry manifest:full-path="Pictures/1000000000000274000001D8F39C32AB6BCC88D5.png" manifest:media-type="image/png"/>
  <manifest:file-entry manifest:full-path="Pictures/1000000000000275000001D66C1CD0299176FA40.png" manifest:media-type="image/png"/>
  <manifest:file-entry manifest:full-path="Pictures/1000000000000276000001DA55C244F1FB3E5E59.png" manifest:media-type="image/png"/>
  <manifest:file-entry manifest:full-path="Pictures/1000000000000277000001D6D76389E74288A1F1.png" manifest:media-type="image/png"/>
  <manifest:file-entry manifest:full-path="Pictures/1000000000000277000001DA65B6080E51E72225.png" manifest:media-type="image/png"/>
  <manifest:file-entry manifest:full-path="Pictures/1000000000000275000001D7AE9A0B572F897A00.png" manifest:media-type="image/png"/>
  <manifest:file-entry manifest:full-path="Pictures/1000000000000275000001D569590E21F091C9EA.png" manifest:media-type="image/png"/>
  <manifest:file-entry manifest:full-path="Pictures/1000000000000276000001D89D57625C09BE9355.png" manifest:media-type="image/png"/>
  <manifest:file-entry manifest:full-path="Pictures/1000000000000273000001D84EF18561D1F5EF48.png" manifest:media-type="image/png"/>
  <manifest:file-entry manifest:full-path="Pictures/1000000000000272000001D6456DBA1A7CCFA4CE.png" manifest:media-type="image/png"/>
  <manifest:file-entry manifest:full-path="Pictures/1000000000000271000001D3FFDAE750B982E380.png" manifest:media-type="image/png"/>
  <manifest:file-entry manifest:full-path="Pictures/1000000000000273000001D7567B6EA8386FAD96.png" manifest:media-type="image/png"/>
  <manifest:file-entry manifest:full-path="Pictures/10000000000004A60000039601CAD85DA4DB75C1.png" manifest:media-type="image/png"/>
  <manifest:file-entry manifest:full-path="Pictures/10000000000004080000038B4070BB66131418FC.png" manifest:media-type="image/png"/>
  <manifest:file-entry manifest:full-path="Pictures/100000000000027B000001DBB6779C2C0A2B1BF5.png" manifest:media-type="image/png"/>
  <manifest:file-entry manifest:full-path="Pictures/10000000000004A700000716CDEE309F4AD0B001.png" manifest:media-type="image/png"/>
  <manifest:file-entry manifest:full-path="Pictures/1000000000000276000001DB0F3F34B1EF90A884.png" manifest:media-type="image/png"/>
  <manifest:file-entry manifest:full-path="Pictures/10000000000004AB00000724530BA93E03B8D81D.png" manifest:media-type="image/png"/>
  <manifest:file-entry manifest:full-path="Pictures/10000000000004A2000004D3778F21300A817C6B.png" manifest:media-type="image/png"/>
  <manifest:file-entry manifest:full-path="Pictures/1000000000000277000001DBBBF562C6232221D2.png" manifest:media-type="image/png"/>
  <manifest:file-entry manifest:full-path="Pictures/1000000000000275000001DAE0D6763FF01D41E0.png" manifest:media-type="image/png"/>
  <manifest:file-entry manifest:full-path="Pictures/1000000000000272000001D45DE470C2866B4D05.png" manifest:media-type="image/png"/>
  <manifest:file-entry manifest:full-path="Pictures/1000000000000274000001DA843AFD3F90734BCD.png" manifest:media-type="image/png"/>
  <manifest:file-entry manifest:full-path="Pictures/1000000000000276000001D2D629F6152639A8DF.png" manifest:media-type="image/png"/>
  <manifest:file-entry manifest:full-path="Pictures/1000000000000270000001D13DAF63690700D4C4.png" manifest:media-type="image/png"/>
  <manifest:file-entry manifest:full-path="Pictures/1000000000000272000001D3C4FCDF896070A2D1.png" manifest:media-type="image/png"/>
  <manifest:file-entry manifest:full-path="Pictures/100000000000027D00000104D5A1D1305DE42C72.png" manifest:media-type="image/png"/>
  <manifest:file-entry manifest:full-path="Pictures/10000000000003EF0000032028977E27F68F825B.png" manifest:media-type="image/png"/>
  <manifest:file-entry manifest:full-path="Pictures/1000000000000278000001DA66B2A8FBE9119146.png" manifest:media-type="image/png"/>
  <manifest:file-entry manifest:full-path="Pictures/100000000000027E000001039C991B10B5795C08.png" manifest:media-type="image/png"/>
  <manifest:file-entry manifest:full-path="Pictures/100000000000026D000001D7A68A79D8B3E7ABB3.png" manifest:media-type="image/png"/>
  <manifest:file-entry manifest:full-path="Pictures/100000000000027000000113AC5C9BEDA40FC901.png" manifest:media-type="image/png"/>
  <manifest:file-entry manifest:full-path="Pictures/1000000000000276000001D7090B084C2933DF3C.png" manifest:media-type="image/png"/>
  <manifest:file-entry manifest:full-path="Pictures/100000000000027B000001DACFE7C016A7977427.png" manifest:media-type="image/png"/>
  <manifest:file-entry manifest:full-path="Pictures/1000000000000270000001D94E313F65E1DB6A9F.png" manifest:media-type="image/png"/>
  <manifest:file-entry manifest:full-path="Pictures/1000000000000277000001D4D9FCDF7B138492B6.png" manifest:media-type="image/png"/>
  <manifest:file-entry manifest:full-path="Pictures/1000000000000277000001D866E80DE587B0AEFF.png" manifest:media-type="image/png"/>
  <manifest:file-entry manifest:full-path="Pictures/1000000000000276000001D8B034789D7D0E9A69.png" manifest:media-type="image/png"/>
  <manifest:file-entry manifest:full-path="Pictures/100000000000027A000001D90021CAC6708A6CFF.png" manifest:media-type="image/png"/>
  <manifest:file-entry manifest:full-path="Pictures/1000000000000275000001DC1CA4C5F4C5AB919D.png" manifest:media-type="image/png"/>
  <manifest:file-entry manifest:full-path="Pictures/1000000000000270000001DC11123B99063C369F.png" manifest:media-type="image/png"/>
  <manifest:file-entry manifest:full-path="Pictures/10000000000004A7000003618979FF296B879B38.png" manifest:media-type="image/png"/>
  <manifest:file-entry manifest:full-path="Pictures/1000000000000270000001D7D5DFA40A36DF0235.png" manifest:media-type="image/png"/>
  <manifest:file-entry manifest:full-path="Pictures/10000000000004A2000007224B8E1E1AD60A1CF9.png" manifest:media-type="image/png"/>
  <manifest:file-entry manifest:full-path="Pictures/1000000000000273000001D9F6020096956E9BB9.png" manifest:media-type="image/png"/>
  <manifest:file-entry manifest:full-path="Pictures/1000000000000271000001D88D4B2E911A12C4B0.png" manifest:media-type="image/png"/>
  <manifest:file-entry manifest:full-path="Pictures/1000000000000275000001D4DEE335A87AC826D3.png" manifest:media-type="image/png"/>
  <manifest:file-entry manifest:full-path="Pictures/100000000000027A000001D6387D2997D4D18EDF.png" manifest:media-type="image/png"/>
  <manifest:file-entry manifest:full-path="Pictures/1000000000000272000001D3944D69E0065C9495.png" manifest:media-type="image/png"/>
  <manifest:file-entry manifest:full-path="Pictures/1000000000000276000001D989BE9DCA818E951D.png" manifest:media-type="image/png"/>
  <manifest:file-entry manifest:full-path="Pictures/1000000000000496000007221D6029233E4B99B8.png" manifest:media-type="image/png"/>
  <manifest:file-entry manifest:full-path="Pictures/100000000000027A000001D9295B2A193301DAD5.png" manifest:media-type="image/png"/>
  <manifest:file-entry manifest:full-path="Pictures/1000000000000276000001D7100E49D45D0C0636.png" manifest:media-type="image/png"/>
  <manifest:file-entry manifest:full-path="Pictures/1000000000000274000001D7784875C21E0D716F.png" manifest:media-type="image/png"/>
  <manifest:file-entry manifest:full-path="Pictures/1000000000000275000001D6D66BFA1D258B12F0.png" manifest:media-type="image/png"/>
  <manifest:file-entry manifest:full-path="Pictures/1000000000000573000003AE25E75C01D1B944E7.png" manifest:media-type="image/png"/>
  <manifest:file-entry manifest:full-path="Pictures/100000000000026E000001DB57827997EDD6B7A1.png" manifest:media-type="image/png"/>
  <manifest:file-entry manifest:full-path="Pictures/1000000000000274000001DCCC15D652327C8882.png" manifest:media-type="image/png"/>
  <manifest:file-entry manifest:full-path="Pictures/100000000000027C000001DCBFB810CC10DE5D4A.png" manifest:media-type="image/png"/>
  <manifest:file-entry manifest:full-path="Pictures/1000000000000278000001D78ADE61FEA662C8B5.png" manifest:media-type="image/png"/>
  <manifest:file-entry manifest:full-path="Pictures/1000000000000276000001D8E3E537D16832DC4F.png" manifest:media-type="image/png"/>
  <manifest:file-entry manifest:full-path="Pictures/1000000000000275000001D910200724F640B5A0.png" manifest:media-type="image/png"/>
  <manifest:file-entry manifest:full-path="Pictures/100000000000027B000001DA77A808BC515E7340.png" manifest:media-type="image/png"/>
  <manifest:file-entry manifest:full-path="Pictures/1000000000000277000001DA2D6BF77215D29C22.png" manifest:media-type="image/png"/>
  <manifest:file-entry manifest:full-path="Pictures/100000000000026C000001D9F24814CC31A22FE8.png" manifest:media-type="image/png"/>
  <manifest:file-entry manifest:full-path="Pictures/1000000000000276000001D6CE81AFBA71AAD134.png" manifest:media-type="image/png"/>
  <manifest:file-entry manifest:full-path="Pictures/100000000000027B000001DCCD80DB34F62D56F2.png" manifest:media-type="image/png"/>
  <manifest:file-entry manifest:full-path="Pictures/10000000000003BA0000030207FE4DDE58F79849.png" manifest:media-type="image/png"/>
  <manifest:file-entry manifest:full-path="Pictures/1000000000000274000001D6A67865C4C181698F.png" manifest:media-type="image/png"/>
  <manifest:file-entry manifest:full-path="Pictures/1000000000000279000001DCB79D486B021275F8.png" manifest:media-type="image/png"/>
  <manifest:file-entry manifest:full-path="Pictures/1000000000000270000001DBCCD0CBF0767AB8EB.png" manifest:media-type="image/png"/>
  <manifest:file-entry manifest:full-path="Pictures/1000000000000277000001DA327AA75C9B1D831B.png" manifest:media-type="image/png"/>
  <manifest:file-entry manifest:full-path="Pictures/10000000000003F6000002A300761E1FE4E008A9.png" manifest:media-type="image/png"/>
  <manifest:file-entry manifest:full-path="Pictures/1000000000000276000001D8F16FAFEB77E0F26E.png" manifest:media-type="image/png"/>
  <manifest:file-entry manifest:full-path="Pictures/1000000000000277000001D84179AA374E388AEE.png" manifest:media-type="image/png"/>
  <manifest:file-entry manifest:full-path="Pictures/1000000000000278000001DBDCCA002586A39D6D.png" manifest:media-type="image/png"/>
  <manifest:file-entry manifest:full-path="Pictures/1000000000000277000001D94A70E6DCB9C2CDCF.png" manifest:media-type="image/png"/>
  <manifest:file-entry manifest:full-path="Pictures/1000000000000277000001D6FEDC3BBB1F9A4F5B.png" manifest:media-type="image/png"/>
  <manifest:file-entry manifest:full-path="Pictures/1000000000000279000001D8CD7290B81EDB66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4e5439" officeooo:paragraph-rsid="006ab0b7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68113" officeooo:paragraph-rsid="006ab0b7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Monospace" fo:font-size="10pt" fo:font-weight="normal" officeooo:rsid="0063c3cb" officeooo:paragraph-rsid="006ab0b7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Monospace" fo:font-size="10pt" fo:font-weight="normal" officeooo:rsid="006e17b0" officeooo:paragraph-rsid="006e17b0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Monospace" fo:font-size="10pt" fo:font-weight="normal" officeooo:rsid="006f17e1" officeooo:paragraph-rsid="006f17e1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Monospace" fo:font-size="10pt" fo:font-weight="normal" officeooo:rsid="0070a00e" officeooo:paragraph-rsid="0070a00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Monospace" fo:font-size="10pt" fo:font-weight="normal" officeooo:rsid="00710cdc" officeooo:paragraph-rsid="00754cec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Monospace" fo:font-size="10pt" fo:font-weight="normal" officeooo:rsid="00754cec" officeooo:paragraph-rsid="00754cec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style:font-name="Monospace" fo:font-size="10pt" fo:font-weight="normal" officeooo:rsid="007c34c8" officeooo:paragraph-rsid="007c34c8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Monospace" fo:font-size="10pt" fo:font-weight="normal" officeooo:rsid="007d10bc" officeooo:paragraph-rsid="007d10b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88" style:family="paragraph" style:parent-style-name="Standard">
      <style:text-properties fo:color="#000000" style:font-name="Monospace" fo:font-size="10pt" fo:font-weight="bold" officeooo:rsid="00622592" officeooo:paragraph-rsid="006c13be" style:font-size-asian="10pt" style:font-weight-asian="bold" style:font-size-complex="10pt" style:font-weight-complex="bold"/>
    </style:style>
    <style:style style:name="P89" style:family="paragraph" style:parent-style-name="Standard">
      <style:text-properties fo:color="#000000" style:font-name="Monospace" fo:font-size="10pt" fo:font-weight="bold" officeooo:rsid="007b6e5a" officeooo:paragraph-rsid="007b6e5a" style:font-size-asian="10pt" style:font-weight-asian="bold" style:font-size-complex="10pt" style:font-weight-complex="bold"/>
    </style:style>
    <style:style style:name="P90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style:font-name="Monospace" fo:font-size="10pt" fo:font-weight="normal" officeooo:rsid="007d9985" officeooo:paragraph-rsid="007d9985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Monospace" fo:font-size="10pt" fo:font-weight="bold" officeooo:rsid="007d9985" officeooo:paragraph-rsid="007d9985" style:font-size-asian="10pt" style:font-weight-asian="bold" style:font-size-complex="10pt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T37" style:family="text">
      <style:text-properties officeooo:rsid="006c13be"/>
    </style:style>
    <style:style style:name="T38" style:family="text">
      <style:text-properties officeooo:rsid="0072d530"/>
    </style:style>
    <style:style style:name="T39" style:family="text">
      <style:text-properties officeooo:rsid="00754cec"/>
    </style:style>
    <style:style style:name="T40" style:family="text">
      <style:text-properties officeooo:rsid="00780237"/>
    </style:style>
    <style:style style:name="T41" style:family="text">
      <style:text-properties officeooo:rsid="0079bf6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CFE7C016A7977427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387D2997D4D18ED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D9FCDF7B138492B6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B034789D7D0E9A6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25E75C01D1B944E7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D5A1D1305DE42C72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9C991B10B5795C08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C4FCDF896070A2D1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CDEE309F4AD0B001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4B8E1E1AD60A1CF9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00761E1FE4E008A9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57827997EDD6B7A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A68A79D8B3E7ABB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1CA4C5F4C5AB919D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100E49D45D0C063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10200724F640B5A0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2D6BF77215D29C22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CE81AFBA71AAD134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CD80DB34F62D56F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B6779C2C0A2B1BF5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327AA75C9B1D831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B79D486B021275F8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4A70E6DCB9C2CDCF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66E80DE587B0AEFF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F16FAFEB77E0F26E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BBF562C6232221D2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CD7290B81EDB6632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89BE9DCA818E951D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295B2A193301DAD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FEDC3BBB1F9A4F5B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8D4B2E911A12C4B0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01CAD85DA4DB75C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8979FF296B879B38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090B084C2933DF3C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944D69E0065C9495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567B6EA8386FAD96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5DE470C2866B4D05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456DBA1A7CCFA4C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D629F6152639A8DF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4EF18561D1F5EF48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9D57625C09BE9355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DEE335A87AC826D3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69590E21F091C9EA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E3E537D16832DC4F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AE9A0B572F897A00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9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65B6080E51E72225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F6020096956E9BB9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hops 1 generally wins, in latency 0.5 generally wins </text:p>
      <text:p text:style-name="P56"/>
      <text:p text:style-name="P56">same as before but different seed</text:p>
      <text:p text:style-name="P72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0021CAC6708A6CFF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55C244F1FB3E5E59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same as before but lower the default<text:span text:style-name="T30"> lat = max/</text:span>32 <text:span text:style-name="T33">(first seed)</text:span></text:p>
      <text:p text:style-name="P73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6C1CD0299176FA40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Now the same but nodes have exact latencies about their long links </text:p>
      <text:p text:style-name="P74">total routed: 39470, based on latency: 5303 ratio: 0.13435520648593868</text:p>
      <text:p text:style-name="P60"/>
      <text:p text:style-name="P59"/>
      <text:p text:style-name="P52"><draw:frame draw:style-name="fr2" draw:name="Image69" text:anchor-type="paragraph" svg:x="-0.1555in" svg:y="0.1244in" svg:width="3.5957in" svg:height="2.7043in" draw:z-index="68"><draw:image xlink:href="Pictures/1000000000000276000001DB0F3F34B1EF90A884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77A808BC515E7340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/>
      <text:p text:style-name="P51"/>
      <text:p text:style-name="P51"/>
      <text:p text:style-name="P64">when learning is involved <text:span text:style-name="T34">(default latency: max/16)</text:span></text:p>
      <text:p text:style-name="P64"><draw:frame draw:style-name="fr2" draw:name="Image71" text:anchor-type="paragraph" svg:x="-0.4429in" svg:y="0.0602in" svg:width="3.4047in" svg:height="2.5437in" draw:z-index="70"><draw:image xlink:href="Pictures/1000000000000271000001D3437E6D022F8AE369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D66BFA1D258B12F0.png" xlink:type="simple" xlink:show="embed" xlink:actuate="onLoad"/></draw:frame></text:p>
      <text:p text:style-name="P51"/>
      <text:p text:style-name="P5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5"><text:span text:style-name="T31">default latency: max/</text:span><text:span text:style-name="T32">32</text:span></text:p>
      <text:p text:style-name="P70"/>
      <text:p text:style-name="P70"><draw:frame draw:style-name="fr2" draw:name="Image73" text:anchor-type="paragraph" svg:x="-0.5909in" svg:y="0in" svg:width="3.5909in" svg:height="2.6752in" draw:z-index="72"><draw:image xlink:href="Pictures/1000000000000277000001D6D76389E74288A1F1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FFDAE750B982E380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7"><text:soft-page-break/>28 September</text:p>
      <text:p text:style-name="P70"/>
      <text:p text:style-name="P71">min: 0.07, avg: 29.785833993993922, max: 108.44000000000001, std: </text:p>
      <text:p text:style-name="P71">14.529329453161491, betw<text:span text:style-name="T41">e</text:span>en +-std: 78.24564564564565%</text:p>
      <text:p text:style-name="P71"/>
      <text:p text:style-name="P75">between 2*std: 94.55235235235236%</text:p>
      <text:p text:style-name="P75"/>
      <text:p text:style-name="P76">with the new normalization <text:span text:style-name="T35">(latency within 2 std)</text:span></text:p>
      <text:p text:style-name="P76">total routed: 40904, based on latency: 8444 ratio: 0.2064345785253276</text:p>
      <text:p text:style-name="P53"><draw:frame draw:style-name="fr2" draw:name="Image75" text:anchor-type="paragraph" svg:x="-0.1555in" svg:y="0.1244in" svg:width="3.5957in" svg:height="2.7043in" draw:z-index="74"><draw:image xlink:href="Pictures/1000000000000275000001DAE0D6763FF01D41E0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53"/>
      <text:p text:style-name="P53"/>
      <text:p text:style-name="P66">some other alphas</text:p>
      <text:p text:style-name="P66"/>
      <text:p text:style-name="P77"/>
      <text:p text:style-name="P54"><draw:frame draw:style-name="fr2" draw:name="Image77" text:anchor-type="paragraph" svg:x="-0.1555in" svg:y="0.1244in" svg:width="3.5957in" svg:height="2.7043in" draw:z-index="76"><draw:image xlink:href="Pictures/1000000000000275000001DB73FE949FC45C8283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/>
      <text:p text:style-name="P54"/>
      <text:p text:style-name="P54"/>
      <text:p text:style-name="P54"/>
      <text:p text:style-name="P67">same but k is 100 now <text:span text:style-name="T36">(more choice)</text:span></text:p>
      <text:p text:style-name="P68">hops are still consistent but the latencies change</text:p>
      <text:p text:style-name="P68"/>
      <text:p text:style-name="P78"/>
      <text:p text:style-name="P55"><draw:frame draw:style-name="fr2" draw:name="Image79" text:anchor-type="paragraph" svg:x="-0.1555in" svg:y="0.1244in" svg:width="3.5957in" svg:height="2.7043in" draw:z-index="78"><draw:image xlink:href="Pictures/1000000000000275000001DCF9206FC4372EC135.png" xlink:type="simple" xlink:show="embed" xlink:actuate="onLoad"/></draw:frame><draw:frame draw:style-name="fr2" draw:name="Image80" text:anchor-type="paragraph" svg:x="3.5154in" svg:y="0.1102in" svg:width="3.6429in" svg:height="2.7291in" draw:z-index="79"><draw:image xlink:href="Pictures/1000000000000277000001D84179AA374E388AEE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3"/>
      <text:p text:style-name="P55"/>
      <text:p text:style-name="P55"/>
      <text:p text:style-name="P55"/>
      <text:p text:style-name="P88">2<text:span text:style-name="T37">9</text:span> September</text:p>
      <text:p text:style-name="P88"/>
      <text:p text:style-name="P79">now use default latency but ask for update, k=20 <text:span text:style-name="T39">(100000 cycles)</text:span></text:p>
      <text:p text:style-name="P80">right now asking for update and not asking is giving me the same result </text:p>
      <text:p text:style-name="P81">bug found</text:p>
      <text:p text:style-name="P81"/>
      <text:p text:style-name="P81"><draw:frame draw:style-name="fr5" draw:name="Image81" text:anchor-type="paragraph" svg:width="6.6929in" svg:height="5.7728in" draw:z-index="80"><draw:image xlink:href="Pictures/10000000000003DE00000357399C6E4840987E24.png" xlink:type="simple" xlink:show="embed" xlink:actuate="onLoad"/></draw:frame></text:p>
      <text:p text:style-name="P82"><text:soft-page-break/>Now chose <text:span text:style-name="T39">2</text:span>0 equally distributed links <text:span text:style-name="T38">and update latencies (100000 cycles)</text:span></text:p>
      <text:p text:style-name="P82"/>
      <text:p text:style-name="P82"/>
      <text:p text:style-name="P82"/>
      <text:p text:style-name="P82"/>
      <text:p text:style-name="P82"><draw:frame draw:style-name="fr4" draw:name="Image83" text:anchor-type="paragraph" svg:width="6.6929in" svg:height="5.7728in" draw:z-index="82"><draw:image xlink:href="Pictures/10000000000003BA0000030207FE4DDE58F79849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Now chose <text:span text:style-name="T38">5</text:span>0 equally distributed links <text:span text:style-name="T38">and update latencies (100000 cycles)</text:span></text:p>
      <text:p text:style-name="P84"><draw:frame draw:style-name="fr4" draw:name="Image82" text:anchor-type="paragraph" svg:width="6.6929in" svg:height="5.7728in" draw:z-index="81"><draw:image xlink:href="Pictures/100000000000047300000441E4E252026D0A0578.png" xlink:type="simple" xlink:show="embed" xlink:actuate="onLoad"/></draw:frame></text:p>
      <text:p text:style-name="P83"><text:span text:style-name="T39">j</text:span>ust a confirmation of what was said before (klein<text:span text:style-name="T40">berg</text:span> vs random) both learning</text:p>
      <text:p text:style-name="P83"><draw:frame draw:style-name="fr3" draw:name="Image84" text:anchor-type="paragraph" svg:width="6.0118in" svg:height="4.7756in" draw:z-index="83"><draw:image xlink:href="Pictures/10000000000003EF0000032028977E27F68F825B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3" draw:name="Image85" text:anchor-type="paragraph" svg:width="6.1264in" svg:height="4.8516in" draw:z-index="84"><draw:image xlink:href="Pictures/10000000000003A9000002E675DC1E725E9D2324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9"><text:soft-page-break/>3 October</text:p>
      <text:p text:style-name="P89"/>
      <text:p text:style-name="P85">0.5 is clearly the fastest as long as there are not so many long links.</text:p>
      <text:p text:style-name="P85"/>
      <text:p text:style-name="P85">With the increasing of long links 0.5 , 0.25 , 0.75 and 1 get closer and closer.</text:p>
      <text:p text:style-name="P85"/>
      <text:p text:style-name="P85">However, 0.25 and 1 remain most of the time worse than 0.5, while 0.75 is very close and generally slightly faster.</text:p>
      <text:p text:style-name="P85"/>
      <text:p text:style-name="P89"><draw:frame draw:style-name="fr4" draw:name="Image86" text:anchor-type="paragraph" svg:width="6.6929in" svg:height="6.4492in" draw:z-index="85"><draw:image xlink:href="Pictures/100000000000046900000440B1186D4F7EEB0CA5.png" xlink:type="simple" xlink:show="embed" xlink:actuate="onLoad"/></draw:frame></text:p>
      <text:p text:style-name="P83"/>
      <text:p text:style-name="P83"/>
      <text:p text:style-name="P86">Hops-wise, they are pretty consistent.</text:p>
      <text:p text:style-name="P83"><draw:frame draw:style-name="fr4" draw:name="Image87" text:anchor-type="paragraph" svg:width="6.6929in" svg:height="6.9693in" draw:z-index="86"><draw:image xlink:href="Pictures/10000000000004A2000004D3778F21300A817C6B.png" xlink:type="simple" xlink:show="embed" xlink:actuate="onLoad"/></draw:frame><text:soft-page-break/></text:p>
      <text:p text:style-name="P92">11 October</text:p>
      <text:p text:style-name="P92"/>
      <text:p text:style-name="P91">With k=20, msg piggyback=10, world size = 5, 1000 nodes </text:p>
      <text:p text:style-name="P91"/>
      <text:p text:style-name="P91"><draw:frame draw:style-name="fr2" draw:name="Image88" text:anchor-type="paragraph" svg:x="0in" svg:y="-0.502in" svg:width="6.6929in" svg:height="5.8819in" draw:z-index="87"><draw:image xlink:href="Pictures/10000000000004080000038B4070BB66131418FC.png" xlink:type="simple" xlink:show="embed" xlink:actuate="onLoad"/></draw:frame><draw:frame draw:style-name="fr2" draw:name="Image89" text:anchor-type="paragraph" svg:x="0.1638in" svg:y="5.3126in" svg:width="6.6929in" svg:height="5.5264in" draw:z-index="88"><draw:image xlink:href="Pictures/1000000000000431000003767D6CAC0D369F865E.png" xlink:type="simple" xlink:show="embed" xlink:actuate="onLoad"/></draw:frame><text:soft-page-break/></text:p>
      <text:p text:style-name="P91"/>
      <text:p text:style-name="P9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1DT21H18M42S</meta:editing-duration>
    <meta:editing-cycles>60</meta:editing-cycles>
    <dc:date>2016-10-11T11:55:19.485297333</dc:date>
    <meta:document-statistic meta:table-count="0" meta:image-count="89" meta:object-count="0" meta:page-count="30" meta:paragraph-count="108" meta:word-count="622" meta:character-count="3811" meta:non-whitespace-character-count="3191"/>
  </office:meta>
</office:document-meta>
</file>